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/>
    <style:font-face style:name="Arial1" svg:font-family="Arial" style:font-family-generic="swiss"/>
    <style:font-face style:name="Arial11" svg:font-family="Arial1"/>
    <style:font-face style:name="Arial2" svg:font-family="Arial2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6pt" style:font-name-asian="Arial" style:font-size-asian="16pt" style:font-name-complex="Arial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3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3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3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3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9" office:value-type="string" calcext:value-type="string">
            <text:p>Mens. 08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Mens. 09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9" office:value-type="string" calcext:value-type="string">
            <text:p>Mens. 10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Mens. 11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Mens. 12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Mens. 0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Mens. 0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Mens. 03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Mens. 04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Mens. 05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Mens. 06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Mens. 07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Mens. 08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Mens. 09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Mens. 10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16]-[.F16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16])" office:value-type="float" office:value="420" calcext:value-type="float">
            <text:p>420,00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/>
    <style:font-face style:name="Arial1" svg:font-family="Arial" style:font-family-generic="swiss"/>
    <style:font-face style:name="Arial11" svg:font-family="Arial1"/>
    <style:font-face style:name="Arial2" svg:font-family="Arial2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58:42.705775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4:58:42.707717600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2:31Z</meta:creation-date>
    <dc:date>2025-11-13T14:59:45.611201100</dc:date>
    <meta:editing-cycles>679</meta:editing-cycles>
    <meta:editing-duration>PT5H49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